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178" officeooo:paragraph-rsid="000ad178"/>
    </style:style>
    <style:style style:name="P2" style:family="paragraph" style:parent-style-name="Standard">
      <style:text-properties officeooo:rsid="000ad178" officeooo:paragraph-rsid="000ec214"/>
    </style:style>
    <style:style style:name="P3" style:family="paragraph" style:parent-style-name="Standard">
      <style:text-properties officeooo:rsid="000c2412" officeooo:paragraph-rsid="001505b5"/>
    </style:style>
    <style:style style:name="P4" style:family="paragraph" style:parent-style-name="Standard">
      <style:text-properties officeooo:rsid="000ec214" officeooo:paragraph-rsid="000ad178"/>
    </style:style>
    <style:style style:name="P5" style:family="paragraph" style:parent-style-name="Standard">
      <style:text-properties officeooo:rsid="000ec214" officeooo:paragraph-rsid="000ec214"/>
    </style:style>
    <style:style style:name="P6" style:family="paragraph" style:parent-style-name="Standard" style:list-style-name="L2">
      <style:text-properties officeooo:rsid="000ec214" officeooo:paragraph-rsid="000ec214"/>
    </style:style>
    <style:style style:name="P7" style:family="paragraph" style:parent-style-name="Standard" style:list-style-name="L3">
      <style:text-properties officeooo:rsid="000ec214" officeooo:paragraph-rsid="000ec214"/>
    </style:style>
    <style:style style:name="P8" style:family="paragraph" style:parent-style-name="Standard">
      <style:text-properties fo:font-weight="bold" officeooo:rsid="000ad178" officeooo:paragraph-rsid="000ad178" style:font-weight-asian="bold" style:font-weight-complex="bold"/>
    </style:style>
    <style:style style:name="P9" style:family="paragraph" style:parent-style-name="Standard" style:list-style-name="L2">
      <style:text-properties officeooo:paragraph-rsid="000ec214"/>
    </style:style>
    <style:style style:name="P10" style:family="paragraph" style:parent-style-name="Standard" style:list-style-name="L4">
      <style:text-properties officeooo:paragraph-rsid="000ad178"/>
    </style:style>
    <style:style style:name="P11" style:family="paragraph" style:parent-style-name="Standard" style:list-style-name="L3">
      <style:text-properties officeooo:rsid="00132cac" officeooo:paragraph-rsid="000ec214"/>
    </style:style>
    <style:style style:name="P12" style:family="paragraph" style:parent-style-name="Standard" style:list-style-name="L3">
      <style:text-properties officeooo:rsid="00132cac" officeooo:paragraph-rsid="00132cac"/>
    </style:style>
    <style:style style:name="P13" style:family="paragraph" style:parent-style-name="Standard" style:list-style-name="L3">
      <style:text-properties officeooo:rsid="001505b5" officeooo:paragraph-rsid="001505b5"/>
    </style:style>
    <style:style style:name="P14" style:family="paragraph" style:parent-style-name="Standard">
      <style:text-properties officeooo:rsid="001505b5" officeooo:paragraph-rsid="001505b5"/>
    </style:style>
    <style:style style:name="P15" style:family="paragraph" style:parent-style-name="Standard">
      <style:text-properties officeooo:rsid="00153b34" officeooo:paragraph-rsid="00153b34"/>
    </style:style>
    <style:style style:name="P16" style:family="paragraph" style:parent-style-name="Standard">
      <style:text-properties officeooo:rsid="00186ef0" officeooo:paragraph-rsid="00186ef0"/>
    </style:style>
    <style:style style:name="P17" style:family="paragraph" style:parent-style-name="Standard">
      <style:text-properties officeooo:rsid="001d3d9e" officeooo:paragraph-rsid="001d3d9e"/>
    </style:style>
    <style:style style:name="P18" style:family="paragraph" style:parent-style-name="Standard">
      <style:text-properties fo:font-size="14pt" fo:font-weight="bold" officeooo:rsid="001f8c04" officeooo:paragraph-rsid="001f8c04" style:font-size-asian="14pt" style:font-weight-asian="bold" style:font-size-complex="14pt" style:font-weight-complex="bold"/>
    </style:style>
    <style:style style:name="P19" style:family="paragraph" style:parent-style-name="Standard" style:list-style-name="L5">
      <style:text-properties fo:font-size="12pt" fo:font-weight="normal" officeooo:rsid="0021637a" officeooo:paragraph-rsid="0021637a" style:font-size-asian="10.5pt" style:font-weight-asian="normal" style:font-size-complex="12pt" style:font-weight-complex="normal"/>
    </style:style>
    <style:style style:name="T1" style:family="text">
      <style:text-properties officeooo:rsid="000d8c3d"/>
    </style:style>
    <style:style style:name="T2" style:family="text">
      <style:text-properties officeooo:rsid="000ec214"/>
    </style:style>
    <style:style style:name="T3" style:family="text">
      <style:text-properties fo:font-weight="bold" officeooo:rsid="000d8c3d" style:font-weight-asian="bold" style:font-weight-complex="bold"/>
    </style:style>
    <style:style style:name="T4" style:family="text">
      <style:text-properties fo:font-weight="bold" officeooo:rsid="001b711c" style:font-weight-asian="bold" style:font-weight-complex="bold"/>
    </style:style>
    <style:style style:name="T5" style:family="text">
      <style:text-properties fo:font-weight="bold" officeooo:rsid="001f8c04" style:font-weight-asian="bold" style:font-weight-complex="bold"/>
    </style:style>
    <style:style style:name="T6" style:family="text">
      <style:text-properties fo:font-weight="bold" officeooo:rsid="0021637a" style:font-weight-asian="bold" style:font-weight-complex="bold"/>
    </style:style>
    <style:style style:name="T7" style:family="text">
      <style:text-properties officeooo:rsid="0013dfe9"/>
    </style:style>
    <style:style style:name="T8" style:family="text">
      <style:text-properties officeooo:rsid="001505b5"/>
    </style:style>
    <style:style style:name="T9" style:family="text">
      <style:text-properties fo:font-weight="normal" officeooo:rsid="001f8c04" style:font-weight-asian="normal" style:font-weight-complex="normal"/>
    </style:style>
    <style:style style:name="T10" style:family="text">
      <style:text-properties officeooo:rsid="001b71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1 <text:s text:c="5"/>Pihla Toivanen </text:p>
      <text:p text:style-name="P1"/>
      <text:p text:style-name="P16">Olen tällä viikolla aloittanut implementoimaan ohjelmaani. <text:span text:style-name="T10">Opin paljon kuvanpakkauksesta ja diskreetistä kosinitransformaatiota. Olen nyt implementoinut DCT:n, mutta tahtoisin ymmärtää sen taustalla olevan matematiikan paremmin. </text:span><text:span text:style-name="T4">Epäselväksi on jäänyt, miten tällaiselle algoritmille laaditaan systemaattisia testejä. </text:span><text:span text:style-name="T6">Siihen tarvitsisin ohjausta.</text:span><text:span text:style-name="T5"> </text:span><text:span text:style-name="T9">P</text:span><text:span text:style-name="T10">alluroilla toiminnallisuudet, jotka on jo toteutettu. </text:span></text:p>
      <text:p text:style-name="P15"/>
      <text:list xml:id="list1235786102042590597" text:style-name="L4">
        <text:list-item>
          <text:p text:style-name="P10"><text:span text:style-name="T1">Perl-skripti kuva.pl, joka luo testikuvan. Testikuvassa on yksinkertaisia RGB-arvoja tavudatana. </text:span></text:p>
        </text:list-item>
      </text:list>
      <text:p text:style-name="P5"/>
      <text:p text:style-name="P2"><text:span text:style-name="T3">PreProcessor -luokka:</text:span></text:p>
      <text:p text:style-name="P2"/>
      <text:list xml:id="list6420197522761945539" text:style-name="L2">
        <text:list-item>
          <text:p text:style-name="P6">Tavudatasta syötteen lukeminen. Tähän meni paljon aikaa verrattuna siihen että koodia tuli lopulta vain pari riviä, sillä javassa ei pysty lukemaan suoraan Unsigned int -arvoja. </text:p>
          <text:p text:style-name="P6"/>
        </text:list-item>
        <text:list-item>
          <text:p text:style-name="P6">Kuvan erottelu 8*8 -blokeiksi Blocks -taulukkoon. Tällä hetkellä oletetaan että sekä kuvan korkeus että leveys ovat 8:lla jaollisia, jos ehdin niin lopuksi voin tutkia, miten algoritmi menisi jos eivät olisi. </text:p>
          <text:p text:style-name="P9"/>
        </text:list-item>
        <text:list-item>
          <text:p text:style-name="P9"><text:span text:style-name="T1">Konvertointi -ja vähennysfunktiot PreProcessor -luokkaan. Testikuvan arvot ovat RGB-dataa, joten ne täytyy konvertoida Y Cb Cr -muotoon, jolla DCT -algoritmi toimii. Sen lisäksi algoritmiin kuuluu että vähennetään luku 127, sillekin on oma funktio. </text:span></text:p>
        </text:list-item>
      </text:list>
      <text:p text:style-name="P1"/>
      <text:p text:style-name="P8"><text:span text:style-name="T2">Transformer -luokka: </text:span></text:p>
      <text:p text:style-name="P4"/>
      <text:list xml:id="list8820300822440765635" text:style-name="L3">
        <text:list-item>
          <text:p text:style-name="P7">8*8 – blokkiin Diskreetin kosinitransformaation soveltaminen. <text:span text:style-name="T8">Tämän tarkoituksena on käytännössä muuttaa pikselin yhden kanavan, joita on siis 3, yksi 8*8 -blokki tilallisesta ulottuvuudesta taajuusulottuvuuteen. <text:s/>[lähde 1]. Käytän tällä hetkellä epätehokkaampaa muunnosta, jos osaan niin voin myöhemmin muuttaa sen optimoiduksi versioksi. </text:span></text:p>
          <text:p text:style-name="P7"/>
        </text:list-item>
        <text:list-item>
          <text:p text:style-name="P11">Myös käänteinen transformaatio <text:span text:style-name="T10">implementoitu. </text:span></text:p>
          <text:p text:style-name="P11"/>
        </text:list-item>
        <text:list-item>
          <text:p text:style-name="P12">Funktio, joka ottaa parametrinaan, kumpaa transformaatiota (käänteistä vai ei-käänteistä) sovelletaan ja tekee sen blocks -taulukon kaikille 8*8 -blokeill<text:span text:style-name="T7">e. </text:span></text:p>
          <text:p text:style-name="P12"/>
        </text:list-item>
        <text:list-item>
          <text:p text:style-name="P13">Transformaation tekemisen jälkeen on Quantization -vaihe. Sen tarkoituksena on pyöristää arvoja niin, että lopulta tarvittaisiin mahdollisimman vähän bittejä tallennukseen. Käytän JPEGille optimoitua 8*8 Quantization -matriisia [<text:span text:style-name="T10">lähde 2</text:span>]. Eli siis pakkausvaiheessa jaetaan Quantization -matriisin vastaavankohtaisella arvolla, purkamisvaiheessa kerrotaan. </text:p>
        </text:list-item>
      </text:list>
      <text:p text:style-name="P14"/>
      <text:p text:style-name="P18">Mitä seuraavaksi? </text:p>
      <text:p text:style-name="P18"/>
      <text:list xml:id="list3745446453622621579" text:style-name="L5">
        <text:list-item>
          <text:p text:style-name="P19">Tiedostoonkirjoitus, testaamisen vuoksi. Eli siis teen kuvalle DCT:n ja sen jälkeen inverse-DCT:n ja kirjoitan .rgb- tiedostoon arvot. Siitä näen, miten muunnos toimii, eli kuinka paljon epäselvemmäksi se muuttaa kuvaa. </text:p>
        </text:list-item>
        <text:list-item>
          <text:p text:style-name="P19">Huffman -koodaukseen tarkemmin tutustuminen ja sen aloittaminen. </text:p>
        </text:list-item>
      </text:list>
      <text:p text:style-name="P1"/>
      <text:p text:style-name="P1"/>
      <text:p text:style-name="P17">[1]: http://unix4lyfe.org/dct/</text:p>
      <text:p text:style-name="P3"><text:span text:style-name="T8">[2]: </text:span><text:a xlink:type="simple" xlink:href="http://www.sersc.org/journals/IJFGCN/vol4_no3/10.pdf"><text:span text:style-name="T8">http://www.sersc.org/journals/IJFGCN/vol4_no3/1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02:02.017747235</meta:creation-date>
    <dc:date>2015-01-21T14:39:14.080905969</dc:date>
    <meta:editing-duration>P2DT4H35M9S</meta:editing-duration>
    <meta:editing-cycles>21</meta:editing-cycles>
    <meta:generator>LibreOffice/4.2.7.2$Linux_X86_64 LibreOffice_project/420m0$Build-2</meta:generator>
    <meta:document-statistic meta:table-count="0" meta:image-count="0" meta:object-count="0" meta:page-count="1" meta:paragraph-count="22" meta:word-count="303" meta:character-count="2517" meta:non-whitespace-character-count="2225"/>
  </office:meta>
</office:document-meta>
</file>